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top" draw:auto-grow-height="false" fo:min-height="0cm" fo:min-width="0cm" text:animation="non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true" fo:min-height="4.267cm" fo:min-width="0cm" fo:wrap-option="wrap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draw:custom-shape draw:style-name="gr1" draw:text-style-name="P1" draw:id="id6" draw:layer="layout" svg:width="11cm" svg:height="7.5cm" svg:x="1cm" svg:y="12.5cm">
          <text:p text:style-name="P1">Qt4</text:p>
          <draw:enhanced-geometry svg:viewBox="0 0 21600 21600" draw:path-stretchpoint-x="10800" draw:path-stretchpoint-y="10800" draw:text-areas="?f3 ?f4 ?f5 ?f6" draw:type="round-rectangle" draw:modifiers="982.245022171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cm" svg:height="2cm" svg:x="3.5cm" svg:y="8.5cm">
          <text:p text:style-name="P1">libcanorus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6.5cm" svg:height="2cm" svg:x="1cm" svg:y="5cm">
          <text:p text:style-name="P1">canorus exe</text:p>
          <text:p text:style-name="P1">(only main()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7cm" svg:height="2cm" svg:x="8.5cm" svg:y="5cm">
          <text:p text:style-name="P1">_CanorusPython.so</text:p>
          <text:p text:style-name="P1">(only Python binding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cm" svg:height="2cm" svg:x="9cm" svg:y="1cm">
          <text:p text:style-name="P1">CanorusPython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25cm" svg:y1="7cm" svg:x2="6.5cm" svg:y2="8.5cm" draw:start-shape="id1" draw:start-glue-point="2" draw:end-shape="id2" draw:end-glue-point="0" svg:d="m4250 7000 2250 1500">
          <text:p text:style-name="P1">linked</text:p>
        </draw:connector>
        <draw:connector draw:style-name="gr3" draw:text-style-name="P1" draw:layer="layout" draw:type="line" svg:x1="12cm" svg:y1="7cm" svg:x2="6.5cm" svg:y2="8.5cm" draw:start-shape="id3" draw:start-glue-point="2" draw:end-shape="id2" draw:end-glue-point="0" svg:d="m12000 7000-5500 1500">
          <text:p text:style-name="P1">linked</text:p>
        </draw:connector>
        <draw:connector draw:style-name="gr3" draw:text-style-name="P1" draw:layer="layout" draw:type="line" svg:x1="12cm" svg:y1="3cm" svg:x2="12cm" svg:y2="5cm" draw:start-shape="id4" draw:start-glue-point="2" draw:end-shape="id3" draw:end-glue-point="0" svg:d="m12000 3000v2000">
          <text:p text:style-name="P1">$ import _CanorusPython</text:p>
        </draw:connector>
        <draw:custom-shape draw:style-name="gr4" draw:text-style-name="P1" draw:layer="layout" svg:width="6.5cm" svg:height="4.877cm" svg:x="12.5cm" svg:y="10.623cm">
          <text:p text:style-name="P1">Contains the whole Canorus and depends on the whole Qt4 library (core+gui)</text:p>
          <draw:enhanced-geometry svg:viewBox="0 0 21600 21600" draw:text-areas="800 800 20800 20800" draw:type="round-rectangular-callout" draw:modifiers="-12260.2676511306 -2090.036900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id="id5" draw:layer="layout" svg:width="6cm" svg:height="2cm" svg:x="13.5cm" svg:y="8cm">
          <text:p text:style-name="P1">libpythonXX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cm" svg:y1="7cm" svg:x2="16.5cm" svg:y2="8cm" draw:start-shape="id3" draw:start-glue-point="2" draw:end-shape="id5" draw:end-glue-point="0" svg:d="m12000 7000 4500 1000">
          <text:p text:style-name="P1">linked</text:p>
        </draw:connector>
        <draw:custom-shape draw:style-name="gr5" draw:text-style-name="P1" draw:layer="layout" svg:width="5cm" svg:height="2cm" svg:x="1.5cm" svg:y="13.5cm">
          <text:p text:style-name="P1">libQtCore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cm" svg:x="6.5cm" svg:y="13.5cm">
          <text:p text:style-name="P1">libQtGui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cm" svg:x="1.5cm" svg:y="15.5cm">
          <text:p text:style-name="P1">libQtXml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cm" svg:x="6.5cm" svg:y="15.5cm">
          <text:p text:style-name="P1">libQtSvg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cm" svg:x="1.5cm" svg:y="17.5cm">
          <text:p text:style-name="P1">libQtWebKit.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5cm" svg:y1="10.5cm" svg:x2="6.5cm" svg:y2="12.5cm" draw:start-shape="id2" draw:start-glue-point="2" draw:end-shape="id6" draw:end-glue-point="0" svg:d="m6500 10500v2000">
          <text:p text:style-name="P1">linked</text:p>
        </draw:connector>
        <draw:custom-shape draw:style-name="gr5" draw:text-style-name="P1" draw:layer="layout" svg:width="5cm" svg:height="2cm" svg:x="6.5cm" svg:y="17.5cm">
          <text:p text:style-name="P1">SvgIcon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sl" fo:country="SI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4T21:05:02</meta:creation-date>
    <dc:date>2009-05-14T21:18:56</dc:date>
    <meta:editing-duration>PT00H13M56S</meta:editing-duration>
    <meta:editing-cycles>5</meta:editing-cycles>
    <meta:generator>OpenOffice.org/3.0$Unix OpenOffice.org_project/310m11$Build-9399</meta:generator>
    <meta:document-statistic meta:object-count="18"/>
  </office:meta>
</office:document-meta>
</file>